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50%"/>
      <style:text-properties style:font-name="Times New Roman" fo:font-size="11pt" style:font-size-asian="11pt" style:font-size-complex="11pt"/>
    </style:style>
    <style:style style:name="P9" style:family="paragraph" style:parent-style-name="Preformatted_20_Text">
      <style:paragraph-properties fo:line-height="100%"/>
      <style:text-properties style:font-name="Times New Roman" fo:font-size="11pt" style:font-size-asian="11pt" style:font-size-complex="11pt"/>
    </style:style>
    <style:style style:name="P10"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descriptions and proofs of communication patterns in Concurrent ML[?]. <text:s/>We will develop a static constraint-based analysis that describes the communication properties of channels. <text:s/>We will show that example programs contain channels that can be classified as one-shot, one-to-one, one-to-many, many-to-one, or many-to-many. <text:s/>We will also define a small-step semantics for Concurrent ML and prove the soundness of the analysis with respect to the semantics. <text:s/>The analysis is sound if and only if for any channel, the execution of the program results in the same or fewer sends and receives as those described by the analysis. <text:s/>Our definitions, theorems and proofs will use Isabelle/HOL[?] as our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A program is still sound, even if it unnecessarily synchronizes. <text:s/>Thus, Concurrent ML offers a uniform communication mechanism<text:note text:id="ftn0" text:note-class="footnote"><text:note-citation>1</text:note-citation><text:note-body><text:p text:style-name="P8">. <text:s/>The communication mechanism does not guarantee proper synchronization. <text:s/>It is still possible to write a deadlocked program. <text:s/>Perhaps a past/future static analysis can detect deadlock[?]</text:p></text:note-body></text:note> that subsumes synchronization and data sharing. <text:s/>There are also ways to share data without synchronization.</text:p>
      <text:p text:style-name="P1"/>
      <text:p text:style-name="P1"/>
      <text:p text:style-name="P1"/>
      <text:p text:style-name="P1"/>
      <text:p text:style-name="P1">---- Related Work ----</text:p>
      <text:p text:style-name="P9"><text:soft-page-break/></text:p>
      <text:list xml:id="list7152788034938822398" text:style-name="L7">
        <text:list-item>
          <text:p text:style-name="P10">Deadlock in Go: </text:p>
          <text:list>
            <text:list-item>
              <text:p text:style-name="P10">https://arxiv.org/pdf/1608.08330.pdf</text:p>
            </text:list-item>
          </text:list>
        </text:list-item>
        <text:list-item>
          <text:p text:style-name="P10">Finite communication topologies in CML:</text:p>
          <text:list>
            <text:list-item>
              <text:p text:style-name="P10"><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0"><text:span text:style-name="T1">Communication Topology Analysis:</text:span></text:p>
          <text:list>
            <text:list-item>
              <text:p text:style-name="P10"><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9"><text:span text:style-name="T1"/></text:p>
      <text:list xml:id="list529558584" text:continue-numbering="true" text:style-name="L7">
        <text:list-item>
          <text:list>
            <text:list-header>
              <text:p text:style-name="P10"><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text:soft-page-break/>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text:soft-page-break/>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5T14:46:36</dc:date>
    <dc:creator>Thomas Logan</dc:creator>
    <meta:generator>OpenOffice/4.1.3$Unix OpenOffice.org_project/413m1$Build-9783</meta:generator>
    <meta:editing-duration>P8DT3H56M47S</meta:editing-duration>
    <meta:editing-cycles>24</meta:editing-cycles>
    <meta:document-statistic meta:table-count="0" meta:image-count="0" meta:object-count="0" meta:page-count="4" meta:paragraph-count="41" meta:word-count="955" meta:character-count="6505"/>
  </office:meta>
</office:document-meta>
</file>